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1.083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164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1cm" fo:padding-right="0.1cm" fo:wrap-option="wrap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8cm" svg:height="7.6cm" svg:x="1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5cm" svg:height="1.333cm" svg:x="2.7cm" svg:y="8.3cm">
          <draw:text-box>
            <text:p>b</text:p>
          </draw:text-box>
        </draw:frame>
        <draw:frame draw:style-name="gr3" draw:text-style-name="P2" draw:layer="layout" svg:width="1.075cm" svg:height="1.1cm" svg:x="3.625cm" svg:y="3.4cm">
          <draw:text-box>
            <text:p>w</text:p>
          </draw:text-box>
        </draw:frame>
        <draw:frame draw:style-name="gr4" draw:text-style-name="P2" draw:layer="layout" svg:width="1.075cm" svg:height="1.414cm" svg:x="2.2cm" svg:y="5.786cm">
          <draw:text-box>
            <text:p>x</text:p>
          </draw:text-box>
        </draw:frame>
        <draw:custom-shape draw:style-name="gr5" draw:text-style-name="P4" draw:layer="layout" svg:width="2.9cm" svg:height="2.1cm" svg:x="4.8cm" svg:y="7.9cm">
          <text:p text:style-name="P3"><text:span text:style-name="T1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1.7cm" svg:y1="7.2cm" svg:x2="15cm" svg:y2="7.2cm">
          <text:p/>
        </draw:line>
        <draw:line draw:style-name="gr6" draw:text-style-name="P5" draw:layer="layout" svg:x1="4.2cm" svg:y1="4.2cm" svg:x2="5.3cm" svg:y2="4.9cm">
          <text:p/>
        </draw:line>
        <draw:custom-shape draw:style-name="gr7" draw:text-style-name="P4" draw:layer="layout" svg:width="3.4cm" svg:height="2.1cm" svg:x="5.3cm" svg:y="4.2cm">
          <text:p text:style-name="P3"><text:span text:style-name="T1">op_mat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3.4cm" svg:y1="8.8cm" svg:x2="4.9cm" svg:y2="8.9cm">
          <text:p/>
        </draw:line>
        <draw:line draw:style-name="gr6" draw:text-style-name="P5" draw:layer="layout" svg:x1="3.1cm" svg:y1="6.3cm" svg:x2="5.3cm" svg:y2="5.6cm">
          <text:p/>
        </draw:line>
        <draw:line draw:style-name="gr6" draw:text-style-name="P5" draw:layer="layout" svg:x1="6.9cm" svg:y1="6.3cm" svg:x2="5.9cm" svg:y2="7.9cm">
          <text:p/>
        </draw:line>
        <draw:frame draw:style-name="gr8" draw:text-style-name="P2" draw:layer="layout" svg:width="6.3cm" svg:height="0.95cm" svg:x="1.1cm" svg:y="1.25cm">
          <draw:text-box>
            <text:p>def <text:s/>hidden_layer</text:p>
          </draw:text-box>
        </draw:frame>
        <draw:custom-shape draw:style-name="gr5" draw:text-style-name="P4" draw:layer="layout" svg:width="3.9cm" svg:height="2.1cm" svg:x="7.8cm" svg:y="6.1cm">
          <text:p text:style-name="P3"><text:span text:style-name="T1">op_sigm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7.8cm" svg:y1="8.9cm" svg:x2="9.1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20T18:44:33.817825802</dc:date>
    <meta:editing-duration>PT15M52S</meta:editing-duration>
    <meta:editing-cycles>21</meta:editing-cycles>
    <meta:generator>LibreOffice/5.1.6.2$Linux_X86_64 LibreOffice_project/10m0$Build-2</meta:generator>
    <meta:document-statistic meta:object-count="14"/>
  </office:meta>
</office:document-meta>
</file>